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NTO SANABRIA, EL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52429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NCHAMA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85108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NTO SANABRIA, EL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24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8 510 8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52429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210823</text:p>
          </table:table-cell>
          <table:table-cell table:style-name="Tabla2.D3" office:value-type="string">
            <text:p text:style-name="P23">8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10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